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1F1F1F"/>
    </style:style>
    <style:style style:name="T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7" style:parent-style-name="Normal" style:family="paragraph">
      <style:paragraph-properties fo:margin-bottom="0in" style:line-height-at-least="0.1979in" fo:background-color="#1F1F1F"/>
    </style:style>
    <style:style style:name="T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5" style:parent-style-name="Normal" style:family="paragraph">
      <style:paragraph-properties fo:margin-bottom="0in" style:line-height-at-least="0.1979in" fo:background-color="#1F1F1F"/>
    </style:style>
    <style:style style:name="T1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9" style:parent-style-name="Normal" style:family="paragraph">
      <style:paragraph-properties fo:margin-bottom="0in" style:line-height-at-least="0.1979in" fo:background-color="#1F1F1F"/>
    </style:style>
    <style:style style:name="T2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6"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2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8" style:parent-style-name="Normal" style:family="paragraph">
      <style:paragraph-properties fo:margin-bottom="0in" style:line-height-at-least="0.1979in" fo:background-color="#1F1F1F"/>
    </style:style>
    <style:style style:name="T2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41" style:parent-style-name="Normal" style:family="paragraph">
      <style:paragraph-properties fo:margin-bottom="0in" style:line-height-at-least="0.1979in" fo:background-color="#1F1F1F"/>
    </style:style>
    <style:style style:name="T4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4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4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50" style:parent-style-name="Normal" style:family="paragraph">
      <style:paragraph-properties fo:margin-bottom="0in" style:line-height-at-least="0.1979in" fo:background-color="#1F1F1F"/>
    </style:style>
    <style:style style:name="T5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5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54" style:parent-style-name="Normal" style:family="paragraph">
      <style:paragraph-properties fo:margin-bottom="0in" style:line-height-at-least="0.1979in" fo:background-color="#1F1F1F"/>
    </style:style>
    <style:style style:name="T5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5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58" style:parent-style-name="Normal" style:family="paragraph">
      <style:paragraph-properties fo:margin-bottom="0in" style:line-height-at-least="0.1979in" fo:background-color="#1F1F1F"/>
    </style:style>
    <style:style style:name="T5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6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6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6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6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6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67" style:parent-style-name="Normal" style:family="paragraph">
      <style:paragraph-properties fo:margin-bottom="0in" style:line-height-at-least="0.1979in" fo:background-color="#1F1F1F"/>
    </style:style>
    <style:style style:name="T6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6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7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7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7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7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7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7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76" style:parent-style-name="Normal" style:family="paragraph">
      <style:paragraph-properties fo:margin-bottom="0in" style:line-height-at-least="0.1979in" fo:background-color="#1F1F1F"/>
    </style:style>
    <style:style style:name="T7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7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7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8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8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8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8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8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85" style:parent-style-name="Normal" style:family="paragraph">
      <style:paragraph-properties fo:margin-bottom="0in" style:line-height-at-least="0.1979in" fo:background-color="#1F1F1F"/>
    </style:style>
    <style:style style:name="T8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8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8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8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9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9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9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9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94" style:parent-style-name="Normal" style:family="paragraph">
      <style:paragraph-properties fo:margin-bottom="0in" style:line-height-at-least="0.1979in" fo:background-color="#1F1F1F"/>
    </style:style>
    <style:style style:name="T9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9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9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9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99" style:parent-style-name="Normal" style:family="paragraph">
      <style:paragraph-properties fo:margin-bottom="0in" style:line-height-at-least="0.1979in" fo:background-color="#1F1F1F"/>
    </style:style>
    <style:style style:name="T10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0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0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0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0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0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06"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0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0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0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1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1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1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1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14" style:parent-style-name="Normal" style:family="paragraph">
      <style:paragraph-properties fo:margin-bottom="0in" style:line-height-at-least="0.1979in" fo:background-color="#1F1F1F"/>
    </style:style>
    <style:style style:name="T11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1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1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1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1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2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2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2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2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2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2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2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2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2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29" style:parent-style-name="Normal" style:family="paragraph">
      <style:paragraph-properties fo:margin-bottom="0in" style:line-height-at-least="0.1979in" fo:background-color="#1F1F1F"/>
    </style:style>
    <style:style style:name="T13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3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3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3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3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36"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3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3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3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4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4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4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4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44" style:parent-style-name="Normal" style:family="paragraph">
      <style:paragraph-properties fo:margin-bottom="0in" style:line-height-at-least="0.1979in" fo:background-color="#1F1F1F"/>
    </style:style>
    <style:style style:name="T14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4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4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4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49" style:parent-style-name="Normal" style:family="paragraph">
      <style:paragraph-properties fo:margin-bottom="0in" style:line-height-at-least="0.1979in" fo:background-color="#1F1F1F"/>
    </style:style>
    <style:style style:name="T15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5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5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5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5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5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56"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5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5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60"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6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6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64"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6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66" style:parent-style-name="Normal" style:family="paragraph">
      <style:paragraph-properties fo:margin-bottom="0in" style:line-height-at-least="0.1979in" fo:background-color="#1F1F1F"/>
    </style:style>
    <style:style style:name="T16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6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6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7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7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7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75" style:parent-style-name="Normal" style:family="paragraph">
      <style:paragraph-properties fo:margin-bottom="0in" style:line-height-at-least="0.1979in" fo:background-color="#1F1F1F"/>
    </style:style>
    <style:style style:name="T17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7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7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8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8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8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8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84" style:parent-style-name="Normal" style:family="paragraph">
      <style:paragraph-properties fo:margin-bottom="0in" style:line-height-at-least="0.1979in" fo:background-color="#1F1F1F"/>
    </style:style>
    <style:style style:name="T18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8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8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8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8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P190" style:parent-style-name="Normal" style:family="paragraph">
      <style:paragraph-properties fo:margin-bottom="0in" style:line-height-at-least="0.1979in" fo:background-color="#1F1F1F"/>
    </style:style>
    <style:style style:name="T19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9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9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9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195" style:parent-style-name="Normal" style:family="paragraph">
      <style:paragraph-properties fo:margin-bottom="0in" style:line-height-at-least="0.1979in" fo:background-color="#1F1F1F"/>
    </style:style>
    <style:style style:name="T19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19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19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9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0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0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0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0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04" style:parent-style-name="Normal" style:family="paragraph">
      <style:paragraph-properties fo:margin-bottom="0in" style:line-height-at-least="0.1979in" fo:background-color="#1F1F1F"/>
    </style:style>
    <style:style style:name="T20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0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0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0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09" style:parent-style-name="Normal" style:family="paragraph">
      <style:paragraph-properties fo:margin-bottom="0in" style:line-height-at-least="0.1979in" fo:background-color="#1F1F1F"/>
    </style:style>
    <style:style style:name="T21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1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1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1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1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1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1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1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18" style:parent-style-name="Normal" style:family="paragraph">
      <style:paragraph-properties fo:margin-bottom="0in" style:line-height-at-least="0.1979in" fo:background-color="#1F1F1F"/>
    </style:style>
    <style:style style:name="T21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2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2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2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2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2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2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2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27" style:parent-style-name="Normal" style:family="paragraph">
      <style:paragraph-properties fo:margin-bottom="0in" style:line-height-at-least="0.1979in" fo:background-color="#1F1F1F"/>
    </style:style>
    <style:style style:name="T22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2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3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3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3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3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36" style:parent-style-name="Normal" style:family="paragraph">
      <style:paragraph-properties fo:margin-bottom="0in" style:line-height-at-least="0.1979in" fo:background-color="#1F1F1F"/>
    </style:style>
    <style:style style:name="T23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3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3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4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41" style:parent-style-name="Normal" style:family="paragraph">
      <style:paragraph-properties fo:margin-bottom="0in" style:line-height-at-least="0.1979in" fo:background-color="#1F1F1F"/>
    </style:style>
    <style:style style:name="T24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4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4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4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4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4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4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4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50" style:parent-style-name="Normal" style:family="paragraph">
      <style:paragraph-properties fo:margin-bottom="0in" style:line-height-at-least="0.1979in" fo:background-color="#1F1F1F"/>
    </style:style>
    <style:style style:name="T25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5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5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5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57"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25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5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6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6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6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63" style:parent-style-name="Normal" style:family="paragraph">
      <style:paragraph-properties fo:margin-bottom="0in" style:line-height-at-least="0.1979in" fo:background-color="#1F1F1F"/>
    </style:style>
    <style:style style:name="T26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6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6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6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27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7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7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7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7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75" style:parent-style-name="Normal" style:family="paragraph">
      <style:paragraph-properties fo:margin-bottom="0in" style:line-height-at-least="0.1979in" fo:background-color="#1F1F1F"/>
    </style:style>
    <style:style style:name="T27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7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7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7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82"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28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8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8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8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8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288" style:parent-style-name="Normal" style:family="paragraph">
      <style:paragraph-properties fo:margin-bottom="0in" style:line-height-at-least="0.1979in" fo:background-color="#1F1F1F"/>
    </style:style>
    <style:style style:name="T28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9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9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9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9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29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9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29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29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0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301" style:parent-style-name="Normal" style:family="paragraph">
      <style:paragraph-properties fo:margin-bottom="0in" style:line-height-at-least="0.1979in" fo:background-color="#1F1F1F"/>
    </style:style>
    <style:style style:name="T30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0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0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0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08"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0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1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1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1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1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1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1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316" style:parent-style-name="Normal" style:family="paragraph">
      <style:paragraph-properties fo:margin-bottom="0in" style:line-height-at-least="0.1979in" fo:background-color="#1F1F1F"/>
    </style:style>
    <style:style style:name="T31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1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1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2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2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2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2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2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2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2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2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3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331" style:parent-style-name="Normal" style:family="paragraph">
      <style:paragraph-properties fo:margin-bottom="0in" style:line-height-at-least="0.1979in" fo:background-color="#1F1F1F"/>
    </style:style>
    <style:style style:name="T33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3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3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3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38"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39"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4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4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4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4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4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45"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346" style:parent-style-name="Normal" style:family="paragraph">
      <style:paragraph-properties fo:margin-bottom="0in" style:line-height-at-least="0.1979in" fo:background-color="#1F1F1F"/>
    </style:style>
    <style:style style:name="T34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4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4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5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5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5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5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57"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5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6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6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6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6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6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365" style:parent-style-name="Normal" style:family="paragraph">
      <style:paragraph-properties fo:margin-bottom="0in" style:line-height-at-least="0.1979in" fo:background-color="#1F1F1F"/>
    </style:style>
    <style:style style:name="T36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67"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6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6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7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72"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73"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76"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7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9"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80"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81"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8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83"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384" style:parent-style-name="Normal" style:family="paragraph">
      <style:paragraph-properties fo:margin-bottom="0in" style:line-height-at-least="0.1979in" fo:background-color="#1F1F1F"/>
    </style:style>
    <style:style style:name="T385"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8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38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8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0"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9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92"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9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9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39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0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0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403" style:parent-style-name="Normal" style:family="paragraph">
      <style:paragraph-properties fo:margin-bottom="0in" style:line-height-at-least="0.1979in" fo:background-color="#1F1F1F"/>
    </style:style>
    <style:style style:name="T40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0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6"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4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8"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40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11"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412"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14"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41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1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17" style:parent-style-name="DefaultParagraphFont" style:family="text">
      <style:text-properties style:font-name="Consolas" style:font-name-asian="Times New Roman" style:font-name-complex="Times New Roman" fo:color="#CCCCCC" fo:font-size="10.5pt" style:font-size-asian="10.5pt" style:font-size-complex="10.5pt"/>
    </style:style>
    <style:style style:name="T418"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1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20"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421" style:parent-style-name="Normal" style:family="paragraph">
      <style:paragraph-properties fo:margin-bottom="0in" style:line-height-at-least="0.1979in" fo:background-color="#1F1F1F"/>
    </style:style>
    <style:style style:name="T422"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2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24"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P425" style:parent-style-name="Normal" style:family="paragraph">
      <style:paragraph-properties fo:margin-bottom="0in" style:line-height-at-least="0.1979in" fo:background-color="#1F1F1F"/>
    </style:style>
    <style:style style:name="T426" style:parent-style-name="DefaultParagraphFont" style:family="text">
      <style:text-properties style:font-name="Consolas" style:font-name-asian="Times New Roman" style:font-name-complex="Times New Roman" fo:color="#808080" fo:font-size="10.5pt" style:font-size-asian="10.5pt" style:font-size-complex="10.5pt"/>
    </style:style>
    <style:style style:name="T42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28" style:parent-style-name="DefaultParagraphFont" style:family="text">
      <style:text-properties style:font-name="Consolas" style:font-name-asian="Times New Roman" style:font-name-complex="Times New Roman" fo:color="#808080" fo:font-size="10.5pt" style:font-size-asian="10.5pt" style:font-size-complex="10.5pt"/>
    </style:style>
  </office:automatic-styles>
  <office:body>
    <office:text text:use-soft-page-breaks="true">
      <text:p text:style-name="P1"><text:span text:style-name="T2">&lt;!</text:span><text:span text:style-name="T3">DOCTYPE</text:span><text:span text:style-name="T4"><text:s/></text:span><text:span text:style-name="T5">html</text:span><text:span text:style-name="T6">&gt;</text:span></text:p>
      <text:p text:style-name="P7"><text:span text:style-name="T8">&lt;</text:span><text:span text:style-name="T9">html</text:span><text:span text:style-name="T10"><text:s/></text:span><text:span text:style-name="T11">lang</text:span><text:span text:style-name="T12">=</text:span><text:span text:style-name="T13">"en"</text:span><text:span text:style-name="T14">&gt;</text:span></text:p>
      <text:p text:style-name="P15"><text:span text:style-name="T16">&lt;</text:span><text:span text:style-name="T17">head</text:span><text:span text:style-name="T18">&gt;</text:span></text:p>
      <text:p text:style-name="P19"><text:span text:style-name="T20">   <text:s/></text:span><text:span text:style-name="T21">&lt;</text:span><text:span text:style-name="T22">meta</text:span><text:span text:style-name="T23"><text:s/></text:span><text:span text:style-name="T24">charset</text:span><text:span text:style-name="T25">=</text:span><text:span text:style-name="T26">"UTF-8"</text:span><text:span text:style-name="T27">&gt;</text:span></text:p>
      <text:p text:style-name="P28"><text:span text:style-name="T29">   <text:s/></text:span><text:span text:style-name="T30">&lt;</text:span><text:span text:style-name="T31">meta</text:span><text:span text:style-name="T32"><text:s/></text:span><text:span text:style-name="T33">name</text:span><text:span text:style-name="T34">=</text:span><text:span text:style-name="T35">"viewport"</text:span><text:span text:style-name="T36"><text:s/></text:span><text:span text:style-name="T37">content</text:span><text:span text:style-name="T38">=</text:span><text:span text:style-name="T39">"width=device-width, initial-scale=1.0"</text:span><text:span text:style-name="T40">&gt;</text:span></text:p>
      <text:p text:style-name="P41"><text:span text:style-name="T42">   <text:s/></text:span><text:span text:style-name="T43">&lt;</text:span><text:span text:style-name="T44">title</text:span><text:span text:style-name="T45">&gt;</text:span><text:span text:style-name="T46">Document</text:span><text:span text:style-name="T47">&lt;/</text:span><text:span text:style-name="T48">title</text:span><text:span text:style-name="T49">&gt;</text:span></text:p>
      <text:p text:style-name="P50"><text:span text:style-name="T51">&lt;/</text:span><text:span text:style-name="T52">head</text:span><text:span text:style-name="T53">&gt;</text:span></text:p>
      <text:p text:style-name="P54"><text:span text:style-name="T55">&lt;</text:span><text:span text:style-name="T56">body</text:span><text:span text:style-name="T57">&gt;</text:span></text:p>
      <text:p text:style-name="P58"><text:span text:style-name="T59">   <text:s/></text:span><text:span text:style-name="T60">&lt;</text:span><text:span text:style-name="T61">h1</text:span><text:span text:style-name="T62">&gt;</text:span><text:span text:style-name="T63">welcom to my website<text:s/></text:span><text:span text:style-name="T64">&lt;/</text:span><text:span text:style-name="T65">h1</text:span><text:span text:style-name="T66">&gt;</text:span></text:p>
      <text:p text:style-name="P67"><text:span text:style-name="T68">   <text:s/></text:span><text:span text:style-name="T69">&lt;</text:span><text:span text:style-name="T70">h2</text:span><text:span text:style-name="T71">&gt;</text:span><text:span text:style-name="T72">about this site<text:s/></text:span><text:span text:style-name="T73">&lt;/</text:span><text:span text:style-name="T74">h2</text:span><text:span text:style-name="T75">&gt;</text:span></text:p>
      <text:p text:style-name="P76"><text:span text:style-name="T77">   <text:s/></text:span><text:span text:style-name="T78">&lt;</text:span><text:span text:style-name="T79">h2</text:span><text:span text:style-name="T80">&gt;</text:span><text:span text:style-name="T81"><text:s/>latest update<text:s/></text:span><text:span text:style-name="T82">&lt;/</text:span><text:span text:style-name="T83">h2</text:span><text:span text:style-name="T84">&gt;</text:span></text:p>
      <text:p text:style-name="P85"><text:span text:style-name="T86">   <text:s/></text:span><text:span text:style-name="T87">&lt;</text:span><text:span text:style-name="T88">h3</text:span><text:span text:style-name="T89">&gt;</text:span><text:span text:style-name="T90"><text:s/>new project<text:s/></text:span><text:span text:style-name="T91">&lt;/</text:span><text:span text:style-name="T92">h3</text:span><text:span text:style-name="T93">&gt;</text:span></text:p>
      <text:p text:style-name="P94"><text:span text:style-name="T95">   <text:s/></text:span><text:span text:style-name="T96">&lt;</text:span><text:span text:style-name="T97">nav</text:span><text:span text:style-name="T98">&gt;</text:span></text:p>
      <text:p text:style-name="P99"><text:span text:style-name="T100">   <text:s/></text:span><text:span text:style-name="T101">&lt;</text:span><text:span text:style-name="T102">a</text:span><text:span text:style-name="T103"><text:s/></text:span><text:span text:style-name="T104">href</text:span><text:span text:style-name="T105">=</text:span><text:span text:style-name="T106">"index.html"</text:span><text:span text:style-name="T107">&gt;</text:span><text:span text:style-name="T108">home</text:span><text:span text:style-name="T109">&lt;/</text:span><text:span text:style-name="T110">a</text:span><text:span text:style-name="T111">&gt;&lt;</text:span><text:span text:style-name="T112">br</text:span><text:span text:style-name="T113">&gt;</text:span></text:p>
      <text:p text:style-name="P114"><text:span text:style-name="T115">   <text:s/></text:span><text:span text:style-name="T116">&lt;</text:span><text:span text:style-name="T117">a</text:span><text:span text:style-name="T118"><text:s/></text:span><text:span text:style-name="T119">href</text:span><text:span text:style-name="T120">=</text:span><text:span text:style-name="T121">"about.html"</text:span><text:span text:style-name="T122">&gt;</text:span><text:span text:style-name="T123">about me<text:s/></text:span><text:span text:style-name="T124">&lt;/</text:span><text:span text:style-name="T125">a</text:span><text:span text:style-name="T126">&gt;&lt;</text:span><text:span text:style-name="T127">br</text:span><text:span text:style-name="T128">&gt;</text:span></text:p>
      <text:p text:style-name="P129"><text:span text:style-name="T130">   <text:s/></text:span><text:span text:style-name="T131">&lt;</text:span><text:span text:style-name="T132">a</text:span><text:span text:style-name="T133"><text:s/></text:span><text:span text:style-name="T134">href</text:span><text:span text:style-name="T135">=</text:span><text:span text:style-name="T136">"gallery.html"</text:span><text:span text:style-name="T137">&gt;</text:span><text:span text:style-name="T138">gallery</text:span><text:span text:style-name="T139">&lt;/</text:span><text:span text:style-name="T140">a</text:span><text:span text:style-name="T141">&gt;&lt;</text:span><text:span text:style-name="T142">br</text:span><text:span text:style-name="T143">&gt;</text:span></text:p>
      <text:p text:style-name="P144"><text:span text:style-name="T145">   <text:s/></text:span><text:span text:style-name="T146">&lt;/</text:span><text:span text:style-name="T147">nav</text:span><text:span text:style-name="T148">&gt;</text:span></text:p>
      <text:p text:style-name="P149"><text:span text:style-name="T150">   <text:s/></text:span><text:span text:style-name="T151">&lt;</text:span><text:span text:style-name="T152">img</text:span><text:span text:style-name="T153"><text:s/></text:span><text:span text:style-name="T154">src</text:span><text:span text:style-name="T155">=</text:span><text:span text:style-name="T156">"images/profile.jpg"</text:span><text:span text:style-name="T157"><text:s/></text:span><text:span text:style-name="T158">alt</text:span><text:span text:style-name="T159">=</text:span><text:span text:style-name="T160">" photo of mahmod sitting at desk "</text:span><text:span text:style-name="T161"><text:s/></text:span><text:span text:style-name="T162">width</text:span><text:span text:style-name="T163">=</text:span><text:span text:style-name="T164">"300"</text:span><text:span text:style-name="T165">&gt;</text:span></text:p>
      <text:p text:style-name="P166"><text:span text:style-name="T167">   <text:s/></text:span><text:span text:style-name="T168">&lt;</text:span><text:span text:style-name="T169">h1</text:span><text:span text:style-name="T170">&gt;</text:span><text:span text:style-name="T171"><text:s/>mahmoud hossam</text:span><text:span text:style-name="T172">&lt;/</text:span><text:span text:style-name="T173">h1</text:span><text:span text:style-name="T174">&gt;</text:span></text:p>
      <text:p text:style-name="P175"><text:span text:style-name="T176">   <text:s/></text:span><text:span text:style-name="T177">&lt;</text:span><text:span text:style-name="T178">h2</text:span><text:span text:style-name="T179">&gt;</text:span><text:span text:style-name="T180"><text:s/>about me<text:s/></text:span><text:span text:style-name="T181">&lt;/</text:span><text:span text:style-name="T182">h2</text:span><text:span text:style-name="T183">&gt;</text:span></text:p>
      <text:p text:style-name="P184"><text:span text:style-name="T185">   <text:s/></text:span><text:span text:style-name="T186">&lt;</text:span><text:span text:style-name="T187">p</text:span><text:span text:style-name="T188">&gt;</text:span><text:span text:style-name="T189">Technology helps people solve problems and improve daily life. Students use computers to study, communicate, and create projects. Learning digital skills is important because technology continues to grow and shape the future.</text:span></text:p>
      <text:p text:style-name="P190"><text:span text:style-name="T191"> </text:span><text:span text:style-name="T192">&lt;/</text:span><text:span text:style-name="T193">p</text:span><text:span text:style-name="T194">&gt;</text:span></text:p>
      <text:p text:style-name="P195"><text:span text:style-name="T196"> </text:span><text:span text:style-name="T197">&lt;</text:span><text:span text:style-name="T198">h2</text:span><text:span text:style-name="T199">&gt;</text:span><text:span text:style-name="T200"><text:s/>my hobbies<text:s/></text:span><text:span text:style-name="T201">&lt;/</text:span><text:span text:style-name="T202">h2</text:span><text:span text:style-name="T203">&gt;</text:span></text:p>
      <text:p text:style-name="P204"><text:span text:style-name="T205"> </text:span><text:span text:style-name="T206">&lt;</text:span><text:span text:style-name="T207">ul</text:span><text:span text:style-name="T208">&gt;</text:span></text:p>
      <text:p text:style-name="P209"><text:span text:style-name="T210">   <text:s/></text:span><text:span text:style-name="T211">&lt;</text:span><text:span text:style-name="T212">li</text:span><text:span text:style-name="T213">&gt;</text:span><text:span text:style-name="T214"><text:s/>reading<text:s/></text:span><text:span text:style-name="T215">&lt;/</text:span><text:span text:style-name="T216">li</text:span><text:span text:style-name="T217">&gt;</text:span></text:p>
      <text:p text:style-name="P218"><text:span text:style-name="T219">   <text:s/></text:span><text:span text:style-name="T220">&lt;</text:span><text:span text:style-name="T221">li</text:span><text:span text:style-name="T222">&gt;</text:span><text:span text:style-name="T223"><text:s/>programing<text:s/></text:span><text:span text:style-name="T224">&lt;/</text:span><text:span text:style-name="T225">li</text:span><text:span text:style-name="T226">&gt;</text:span></text:p>
      <text:p text:style-name="P227"><text:span text:style-name="T228">   <text:s/></text:span><text:span text:style-name="T229">&lt;</text:span><text:span text:style-name="T230">li</text:span><text:span text:style-name="T231">&gt;</text:span><text:span text:style-name="T232"><text:s/>football<text:s/></text:span><text:span text:style-name="T233">&lt;/</text:span><text:span text:style-name="T234">li</text:span><text:span text:style-name="T235">&gt;</text:span></text:p>
      <text:p text:style-name="P236"><text:span text:style-name="T237"> </text:span><text:span text:style-name="T238">&lt;/</text:span><text:span text:style-name="T239">ul</text:span><text:span text:style-name="T240">&gt;</text:span></text:p>
      <text:p text:style-name="P241"><text:span text:style-name="T242"> </text:span><text:span text:style-name="T243">&lt;</text:span><text:span text:style-name="T244">h2</text:span><text:span text:style-name="T245">&gt;</text:span><text:span text:style-name="T246"><text:s/>contact<text:s/></text:span><text:span text:style-name="T247">&lt;/</text:span><text:span text:style-name="T248">h2</text:span><text:span text:style-name="T249">&gt;</text:span></text:p>
      <text:p text:style-name="P250"><text:span text:style-name="T251"> </text:span><text:span text:style-name="T252">&lt;</text:span><text:span text:style-name="T253">a</text:span><text:span text:style-name="T254"><text:s/></text:span><text:span text:style-name="T255">href</text:span><text:span text:style-name="T256">=</text:span><text:span text:style-name="T257">"mailto:ma7moud7ossam10@gmail.com"</text:span><text:span text:style-name="T258">&gt;</text:span><text:span text:style-name="T259">email me</text:span><text:span text:style-name="T260">&lt;/</text:span><text:span text:style-name="T261">a</text:span><text:span text:style-name="T262">&gt;</text:span></text:p>
      <text:p text:style-name="P263"><text:span text:style-name="T264">&lt;</text:span><text:span text:style-name="T265">h2</text:span><text:span text:style-name="T266"><text:s/></text:span><text:span text:style-name="T267">id</text:span><text:span text:style-name="T268">=</text:span><text:span text:style-name="T269">"about"</text:span><text:span text:style-name="T270">&gt;</text:span><text:span text:style-name="T271">About me</text:span><text:span text:style-name="T272">&lt;/</text:span><text:span text:style-name="T273">h2</text:span><text:span text:style-name="T274">&gt;</text:span></text:p>
      <text:p text:style-name="P275"><text:span text:style-name="T276"> </text:span><text:span text:style-name="T277">&lt;</text:span><text:span text:style-name="T278">h2</text:span><text:span text:style-name="T279"><text:s/></text:span><text:span text:style-name="T280">id</text:span><text:span text:style-name="T281">=</text:span><text:span text:style-name="T282">"hobbies"</text:span><text:span text:style-name="T283">&gt;</text:span><text:span text:style-name="T284">My hobbies</text:span><text:span text:style-name="T285">&lt;/</text:span><text:span text:style-name="T286">h2</text:span><text:span text:style-name="T287">&gt;</text:span></text:p>
      <text:p text:style-name="P288"><text:span text:style-name="T289"> </text:span><text:span text:style-name="T290">&lt;</text:span><text:span text:style-name="T291">h2</text:span><text:span text:style-name="T292"><text:s/></text:span><text:span text:style-name="T293">id</text:span><text:span text:style-name="T294">=</text:span><text:span text:style-name="T295">"contact"</text:span><text:span text:style-name="T296">&gt;</text:span><text:span text:style-name="T297">Contact</text:span><text:span text:style-name="T298">&lt;/</text:span><text:span text:style-name="T299">h2</text:span><text:span text:style-name="T300">&gt;</text:span></text:p>
      <text:p text:style-name="P301"><text:span text:style-name="T302"> </text:span><text:span text:style-name="T303">&lt;</text:span><text:span text:style-name="T304">a</text:span><text:span text:style-name="T305"><text:s/></text:span><text:span text:style-name="T306">href</text:span><text:span text:style-name="T307">=</text:span><text:span text:style-name="T308">"#about"</text:span><text:span text:style-name="T309">&gt;</text:span><text:span text:style-name="T310">about</text:span><text:span text:style-name="T311">&lt;/</text:span><text:span text:style-name="T312">a</text:span><text:span text:style-name="T313">&gt;&lt;</text:span><text:span text:style-name="T314">br</text:span><text:span text:style-name="T315">&gt;</text:span></text:p>
      <text:p text:style-name="P316"><text:span text:style-name="T317"> </text:span><text:span text:style-name="T318">&lt;</text:span><text:span text:style-name="T319">a</text:span><text:span text:style-name="T320"><text:s/></text:span><text:span text:style-name="T321">href</text:span><text:span text:style-name="T322">=</text:span><text:span text:style-name="T323">"#hobbies"</text:span><text:span text:style-name="T324">&gt;</text:span><text:span text:style-name="T325"><text:s/>hobbies</text:span><text:span text:style-name="T326">&lt;/</text:span><text:span text:style-name="T327">a</text:span><text:span text:style-name="T328">&gt;&lt;</text:span><text:span text:style-name="T329">br</text:span><text:span text:style-name="T330">&gt;</text:span></text:p>
      <text:p text:style-name="P331"><text:span text:style-name="T332"> </text:span><text:span text:style-name="T333">&lt;</text:span><text:span text:style-name="T334">a</text:span><text:span text:style-name="T335"><text:s/></text:span><text:span text:style-name="T336">href</text:span><text:span text:style-name="T337">=</text:span><text:span text:style-name="T338">"#contact"</text:span><text:span text:style-name="T339">&gt;</text:span><text:span text:style-name="T340">contact</text:span><text:span text:style-name="T341">&lt;/</text:span><text:span text:style-name="T342">a</text:span><text:span text:style-name="T343">&gt;&lt;</text:span><text:span text:style-name="T344">br</text:span><text:span text:style-name="T345">&gt;</text:span></text:p>
      <text:p text:style-name="P346"><text:span text:style-name="T347"> </text:span><text:span text:style-name="T348">&lt;</text:span><text:span text:style-name="T349">img</text:span><text:span text:style-name="T350"><text:s/></text:span><text:span text:style-name="T351">src</text:span><text:span text:style-name="T352">=</text:span><text:span text:style-name="T353">"images/gallery1.jpg"</text:span><text:span text:style-name="T354"><text:s/></text:span><text:span text:style-name="T355">alt</text:span><text:span text:style-name="T356">=</text:span><text:span text:style-name="T357">"gallery image 1"</text:span><text:span text:style-name="T358"><text:s/></text:span><text:span text:style-name="T359">width</text:span><text:span text:style-name="T360">=</text:span><text:span text:style-name="T361">"300"</text:span><text:span text:style-name="T362">&gt;&lt;</text:span><text:span text:style-name="T363">br</text:span><text:span text:style-name="T364">&gt;</text:span></text:p>
      <text:p text:style-name="P365"><text:span text:style-name="T366"> </text:span><text:span text:style-name="T367">&lt;</text:span><text:span text:style-name="T368">img</text:span><text:span text:style-name="T369"><text:s/></text:span><text:span text:style-name="T370">src</text:span><text:span text:style-name="T371">=</text:span><text:span text:style-name="T372">"images/gallery2.jpg"</text:span><text:span text:style-name="T373"><text:s/></text:span><text:span text:style-name="T374">alt</text:span><text:span text:style-name="T375">=</text:span><text:span text:style-name="T376">"gallery image 2"</text:span><text:span text:style-name="T377"><text:s/></text:span><text:span text:style-name="T378">width</text:span><text:span text:style-name="T379">=</text:span><text:span text:style-name="T380">"300"</text:span><text:span text:style-name="T381">&gt;&lt;</text:span><text:span text:style-name="T382">br</text:span><text:span text:style-name="T383">&gt;</text:span></text:p>
      <text:p text:style-name="P384"><text:span text:style-name="T385"> </text:span><text:span text:style-name="T386">&lt;</text:span><text:span text:style-name="T387">img</text:span><text:span text:style-name="T388"><text:s/></text:span><text:span text:style-name="T389">src</text:span><text:span text:style-name="T390">=</text:span><text:span text:style-name="T391">"images/gallery3.jpg"</text:span><text:span text:style-name="T392"><text:s/></text:span><text:span text:style-name="T393">alt</text:span><text:span text:style-name="T394">=</text:span><text:span text:style-name="T395">"gallery image 3"</text:span><text:span text:style-name="T396"><text:s/></text:span><text:span text:style-name="T397">width</text:span><text:span text:style-name="T398">=</text:span><text:span text:style-name="T399">"300"</text:span><text:span text:style-name="T400">&gt;&lt;</text:span><text:span text:style-name="T401">br</text:span><text:span text:style-name="T402">&gt;</text:span></text:p>
      <text:p text:style-name="P403"><text:span text:style-name="T404">&lt;</text:span><text:span text:style-name="T405">a</text:span><text:span text:style-name="T406"><text:s/></text:span><text:span text:style-name="T407">href</text:span><text:span text:style-name="T408">=</text:span><text:span text:style-name="T409">"https://developer.mozilla.org "</text:span><text:span text:style-name="T410">target</text:span><text:span text:style-name="T411">=</text:span><text:span text:style-name="T412">"_blank"</text:span><text:span text:style-name="T413">ral</text:span><text:span text:style-name="T414">=</text:span><text:span text:style-name="T415">"noopener noreferrer"</text:span><text:span text:style-name="T416">&gt;</text:span><text:span text:style-name="T417">mdn web docs_ html refrence<text:s/></text:span><text:span text:style-name="T418">&lt;/</text:span><text:span text:style-name="T419">a</text:span><text:span text:style-name="T420">&gt;</text:span></text:p>
      <text:p text:style-name="P421"><text:span text:style-name="T422">&lt;/</text:span><text:span text:style-name="T423">body</text:span><text:span text:style-name="T424">&gt;</text:span></text:p>
      <text:p text:style-name="P425"><text:span text:style-name="T426">&lt;/</text:span><text:span text:style-name="T427">html</text:span><text:span text:style-name="T428">&g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NFINIT LAPTOP</meta:initial-creator>
    <dc:creator>INFINIT LAPTOP</dc:creator>
    <meta:creation-date>2026-03-11T19:02:00Z</meta:creation-date>
    <dc:date>2026-03-11T19:02:00Z</dc:date>
    <meta:template xlink:href="Normal" xlink:type="simple"/>
    <meta:editing-cycles>1</meta:editing-cycles>
    <meta:editing-duration>PT0S</meta:editing-duration>
    <meta:document-statistic meta:page-count="1" meta:paragraph-count="3" meta:word-count="232" meta:character-count="1556" meta:row-count="11" meta:non-whitespace-character-count="1327"/>
  </office:meta>
</office:document-meta>
</file>